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use-window-font-color="true" loext:opacity="0%" style:font-name="Times New Roman" fo:font-size="10pt" officeooo:rsid="0009f3b7" officeooo:paragraph-rsid="0013494a" style:font-size-asian="10pt" style:font-size-complex="10pt"/>
    </style:style>
    <style:style style:name="P3" style:family="paragraph" style:parent-style-name="Standard">
      <style:text-properties style:use-window-font-color="true" loext:opacity="0%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4" style:family="paragraph" style:parent-style-name="Standard">
      <style:text-properties style:use-window-font-color="true" loext:opacity="0%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cm" fo:margin-bottom="0.3cm" style:contextual-spacing="false" fo:padding="0cm" fo:border-left="none" fo:border-right="none" fo:border-top="none" fo:border-bottom="0.99pt solid #000000" style:shadow="non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0860e"/>
    </style:style>
    <style:style style:name="T1" style:family="text">
      <style:text-properties style:use-window-font-color="true" loext:opacity="0%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c2a65"/>
    </style:style>
    <style:style style:name="T3" style:family="text">
      <style:text-properties officeooo:rsid="001f3e80"/>
    </style:style>
    <style:style style:name="T4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eeting">
        <text:p text:style-name="P6"><text:span text:style-name="T4"><office:annotation loext:resolved="false"><dc:creator>Auteur inconnu</dc:creator><dc:date>2018-06-18T11:00:37</dc:date><text:p>do section- for uid in itemUids</text:p><text:p>with meeting=catalog(UID=uid)[0].getObject()</text:p><text:p>if meeting</text:p></office:annotation></text:span><text:span text:style-name="T1"><text:text-input text:description="">meeting.Title()</text:text-input></text:span></text:p>
        <text:p text:style-name="Standard"/>
        <text:p text:style-name="P4">Composition de l'assemblée :</text:p>
        <text:p text:style-name="Standard">A<office:annotation loext:resolved="false"><dc:date>2008-01-24T00:00:00</dc:date><text:p>do text</text:p><text:p>from xhtml(view.getDGHV(meeting).print_assembly())</text:p></office:annotation>ssembly</text:p>
        <text:section text:style-name="Sect1" text:name="excuse">
          <text:p text:style-name="P3"><office:annotation loext:resolved="false"><dc:creator>André NUYENS</dc:creator><dc:date>2018-06-14T14:32:24</dc:date><meta:creator-initials>AN</meta:creator-initials><text:p>do section- with excused=meeting.get_assembly_excused()</text:p><text:p>if excused</text:p></office:annotation></text:p>
          <text:p text:style-name="P3">Excusé(e)(s) :</text:p>
          <text:p text:style-name="P2"><office:annotation loext:resolved="false"><dc:creator>André NUYENS</dc:creator><dc:date>2018-06-14T14:39:36</dc:date><meta:creator-initials>AN</meta:creator-initials><text:p>do text</text:p><text:p>from xhtml(excused)</text:p></office:annotation>excused</text:p>
        </text:section>
        <text:section text:style-name="Sect1" text:name="absents">
          <text:p text:style-name="P3"><office:annotation loext:resolved="false"><dc:creator>André NUYENS</dc:creator><dc:date>2018-06-14T14:32:24</dc:date><meta:creator-initials>AN</meta:creator-initials><text:p>do section- with absents=meeting.get_assembly_absents()</text:p><text:p>if absents</text:p></office:annotation></text:p>
          <text:p text:style-name="P3"><text:span text:style-name="T2">Absent</text:span>(e)(s) :</text:p>
          <text:p text:style-name="P2"><office:annotation loext:resolved="false"><dc:creator>André NUYENS</dc:creator><dc:date>2018-06-14T14:39:36</dc:date><meta:creator-initials>AN</meta:creator-initials><text:p>do text</text:p><text:p>from xhtml(absents)</text:p></office:annotation><text:span text:style-name="T3">absent</text:span></text:p>
        </text:section>
        <text:p text:style-name="P5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ext-input text:description="">meetingConfig.Title()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creation-date>2010-07-19T08:54:36</meta:creation-date>
    <dc:date>2022-06-30T12:02:03.199542037</dc:date>
    <dc:language>fr-FR</dc:language>
    <meta:editing-cycles>116</meta:editing-cycles>
    <meta:editing-duration>PT4H34M27S</meta:editing-duration>
    <meta:document-statistic meta:table-count="0" meta:image-count="0" meta:object-count="0" meta:page-count="1" meta:paragraph-count="10" meta:word-count="17" meta:character-count="117" meta:non-whitespace-character-count="112"/>
    <meta:user-defined meta:name="Info 1"/>
    <meta:user-defined meta:name="Info 2"/>
    <meta:user-defined meta:name="Info 3"/>
    <meta:user-defined meta:name="Info 4"/>
  </office:meta>
</office:document-meta>
</file>